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Clara Binsw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, 1884</text:p>
      <text:p text:style-name="P5">Month<text:tab/><text:tab/><text:tab/><text:tab/><text:tab/><text:tab/>April</text:p>
      <text:p text:style-name="P5">Year<text:tab/><text:tab/><text:tab/><text:tab/><text:tab/><text:tab/>188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Teacher's Association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 S. M. Morais/</text:p>
      <text:p text:style-name="P2"><text:tab/>546 N. 5<text:span text:style-name="T2">th</text:span><text:span text:style-name="T3">. St./</text:span></text:p>
      <text:p text:style-name="P2"><text:span text:style-name="T3"><text:tab/><text:tab/>City./</text:span></text:p>
      <text:p text:style-name="P2"><text:span text:style-name="T3"/></text:p>
      <text:p text:style-name="P2"><text:span text:style-name="T3">[Page 1]</text:span></text:p>
      <text:p text:style-name="P3"><text:span text:style-name="T3">1902 Tioga Street/</text:span></text:p>
      <text:p text:style-name="P3"><text:span text:style-name="T3">April 2nd. 1884/</text:span></text:p>
      <text:p text:style-name="P2"><text:span text:style-name="T3">Rev. Mr Morais/</text:span></text:p>
      <text:p text:style-name="P2"><text:span text:style-name="T3"><text:tab/>Dear Sir:-/</text:span></text:p>
      <text:p text:style-name="P2"><text:span text:style-name="T3"><text:tab/><text:tab/>The next meeting of the/ Teachers' Association will be held on/ Monday evening next, April 7</text:span><text:span text:style-name="T2">th</text:span><text:span text:style-name="T3">, at/ the Rooms of the Young Men's Hebrew/ Association, which you are kindly invited/ to attend, and with your usual willing-/ness explain and answer the following/ questions,/</text:span></text:p>
      <text:p text:style-name="P2"><text:span text:style-name="T3"><text:tab/>Respectfully yours,/ Clara Binswanger./ Chairman Com./</text:span></text:p>
      <text:p text:style-name="P2"><text:soft-page-break/><text:span text:style-name="T3">1./</text:span></text:p>
      <text:p text:style-name="P2"><text:span text:style-name="T3">In what kind of amusements did/ the Israelites indulge when they were/ in Palestine?/</text:span></text:p>
      <text:p text:style-name="P2"><text:span text:style-name="T3">[Hebrew]/ over/</text:span></text:p>
      <text:p text:style-name="P2"><text:span text:style-name="T3"/></text:p>
      <text:p text:style-name="P2"><text:span text:style-name="T3">[Page 2]</text:span></text:p>
      <text:p text:style-name="P2"><text:span text:style-name="T3">[Hebrew]/</text:span></text:p>
      <text:p text:style-name="P2"><text:span text:style-name="T3"/></text:p>
      <text:p text:style-name="P2"><text:span text:style-name="T3">[Page 3]</text:span></text:p>
      <text:p text:style-name="P2"><text:span text:style-name="T3">[Hebrew]/</text:span></text:p>
      <text:p text:style-name="P2"><text:span text:style-name="T3">Did they have any games or sports that/ we know of? [Hebrew]/</text:span></text:p>
      <text:p text:style-name="P2"><text:span text:style-name="T3">Were there such institutions as hospitals?/</text:span></text:p>
      <text:p text:style-name="P2"><text:span text:style-name="T3">[Hebrew]/</text:span></text:p>
      <text:p text:style-name="P2"><text:span text:style-name="T3">Who executed the judgment imposed/ upon one convicted of crime, and what/ were the principal modes of punishment./</text:span></text:p>
      <text:p text:style-name="P2"><text:span text:style-name="T3">[Hebrew]/</text:span></text:p>
      <text:p text:style-name="P2"><text:span text:style-name="T3">What is the explanation of the Jewish/ idea of an angel?/</text:span></text:p>
      <text:p text:style-name="P2"><text:span text:style-name="T3">[Hebrew]/</text:span></text:p>
      <text:p text:style-name="P2"><text:span text:style-name="T3">Does the deceit practiced by Abraham/ in calling Sarah his sister (Gen. XII. V. 13)/ and that of Rebecca, causing Jacob/ to present himself before his father/ as Esau, in order to receive the blessing/ (Gen. XXVII, v. 6-30) prove the justification/ of a lie, under certain circumstances?/</text:span></text:p>
      <text:p text:style-name="P2"><text:span text:style-name="T3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27:51.86</meta:creation-date>
    <dc:date>2012-01-25T14:39:10.06</dc:date>
    <dc:creator>Penn Libraries</dc:creator>
    <meta:editing-duration>PT00H11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7" meta:word-count="364" meta:character-count="2484"/>
  </office:meta>
</office:document-meta>
</file>